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2" style:family="table" style:master-page-name="mp1">
      <style:table-properties table:display="true" style:writing-mode="lr-tb" table:tab-color="#ffff00"/>
    </style:style>
    <style:style style:name="ta3" style:family="table" style:master-page-name="mp1">
      <style:table-properties table:display="true" style:writing-mode="lr-tb" table:tab-color="#000000"/>
    </style:style>
    <style:style style:name="ce101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order="0.06pt solid #000000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1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20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1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2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4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30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2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3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4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57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8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64" style:family="table-cell" style:parent-style-name="Default" style:data-style-name="N0">
      <style:table-cell-properties fo:background-color="#00b050" fo:border="0.06pt solid #000000"/>
    </style:style>
    <style:style style:name="ce165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65" style:family="table-cell" style:parent-style-name="Default" style:data-style-name="N0">
      <style:table-cell-properties fo:background-color="transparent" style:vertical-align="automatic"/>
    </style:style>
    <style:style style:name="ce67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9" style:family="table-cell" style:parent-style-name="Default" style:data-style-name="N0">
      <style:table-cell-properties fo:background-color="#ffff00" fo:border="0.06pt solid #000000"/>
    </style:style>
    <style:style style:name="ce80" style:family="table-cell" style:parent-style-name="Default" style:data-style-name="N0">
      <style:table-cell-properties fo:background-color="#000000" fo:border="0.06pt solid #000000"/>
    </style:style>
    <style:style style:name="ce83" style:family="table-cell" style:parent-style-name="Default" style:data-style-name="N0">
      <style:table-cell-properties fo:background-color="#ff0000" fo:border="0.06pt solid #000000"/>
    </style:style>
    <style:style style:name="ce85" style:family="table-cell" style:parent-style-name="Default" style:data-style-name="N0"/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 fo:border="0.74pt solid #000000" style:vertical-align="automatic"/>
    </style:style>
    <style:style style:name="ce9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6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9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0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8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3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0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8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9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10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1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2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3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4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66" style:family="table-cell" style:parent-style-name="Default" style:data-style-name="N0">
      <style:table-cell-properties fo:background-color="transparent" style:vertical-align="automatic"/>
    </style:style>
    <style:style style:name="ce70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ff00" fo:border="0.06pt solid #000000"/>
    </style:style>
    <style:style style:name="ce77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82" style:family="table-cell" style:parent-style-name="Default" style:data-style-name="N0">
      <style:table-cell-properties fo:background-color="#ff0000" fo:border="0.06pt solid #000000"/>
    </style:style>
    <style:style style:name="ce84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transparent" fo:border="0.74pt solid #000000" style:vertical-align="automatic"/>
    </style:style>
    <style:style style:name="ce9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9" style:family="table-cell" style:parent-style-name="Default" style:data-style-name="N0">
      <style:table-cell-properties fo:border="0.06pt solid #000000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6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19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6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8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ackground-color="#ff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ff0000" fo:border-left="0.06pt solid #000000" fo:border-right="2.24pt solid #000000" fo:border-top="0.06pt solid #000000"/>
    </style:style>
    <style:style style:name="ce14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61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62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66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72" style:family="table-cell" style:parent-style-name="Default" style:data-style-name="N0">
      <style:table-cell-properties fo:background-color="#00b050" fo:border="0.06pt solid #000000"/>
    </style:style>
    <style:style style:name="ce173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5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81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82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3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9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5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6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07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5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6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7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3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1" table:default-cell-style-name="ce84"/>
        <table:table-column table:style-name="co5" table:number-columns-repeated="16339" table:default-cell-style-name="ce84"/>
        <table:table-column table:style-name="co5"/>
        <table:table-row table:style-name="ro1">
          <table:table-cell table:style-name="ce66" table:number-columns-repeated="44"/>
          <table:table-cell table:number-columns-repeated="16339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6"/>
          <table:covered-table-cell table:number-columns-repeated="40"/>
          <table:table-cell table:number-columns-repeated="16339"/>
        </table:table-row>
        <table:table-row table:style-name="ro1">
          <table:table-cell table:style-name="ce66"/>
          <table:covered-table-cell table:number-columns-repeated="43"/>
          <table:table-cell table:number-columns-repeated="16339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6"/>
          <table:covered-table-cell table:number-columns-repeated="40"/>
          <table:table-cell table:number-columns-repeated="16339"/>
        </table:table-row>
        <table:table-row table:style-name="ro1">
          <table:table-cell table:style-name="ce66"/>
          <table:covered-table-cell table:number-columns-repeated="43"/>
          <table:table-cell table:number-columns-repeated="16339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7"/>
          <table:covered-table-cell table:number-columns-repeated="40"/>
          <table:table-cell table:number-columns-repeated="16339"/>
        </table:table-row>
        <table:table-row table:style-name="ro2">
          <table:table-cell table:style-name="ce66"/>
          <table:covered-table-cell table:number-columns-repeated="43"/>
          <table:table-cell table:number-columns-repeated="16339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office:value-type="string" calcext:value-type="string" table:number-columns-spanned="14" table:number-rows-spanned="2">
            <text:p>18.06.2025</text:p>
          </table:table-cell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40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 table:number-columns-repeated="12"/>
          <table:table-cell table:number-columns-repeated="16339"/>
        </table:table-row>
        <table:table-row table:style-name="ro1">
          <table:table-cell table:style-name="ce66"/>
          <table:covered-table-cell table:number-columns-repeated="15" table:style-name="ce91"/>
          <table:table-cell table:style-name="ce66"/>
          <table:covered-table-cell table:number-columns-repeated="15" table:style-name="ce91"/>
          <table:table-cell table:style-name="ce66" table:number-columns-repeated="12"/>
          <table:table-cell table:number-columns-repeated="16339"/>
        </table:table-row>
        <table:table-row table:style-name="ro1">
          <table:table-cell table:style-name="ce66" table:number-columns-repeated="3"/>
          <table:table-cell table:style-name="ce66" office:value-type="float" office:value="18" calcext:value-type="float">
            <text:p>18</text:p>
          </table:table-cell>
          <table:table-cell table:style-name="ce66" table:number-columns-repeated="6"/>
          <table:table-cell table:style-name="ce66" office:value-type="float" office:value="25" calcext:value-type="float">
            <text:p>25</text:p>
          </table:table-cell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66"/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6"/>
          <table:table-cell table:style-name="ce66" office:value-type="float" office:value="10" calcext:value-type="float">
            <text:p>10</text:p>
          </table:table-cell>
          <table:table-cell table:style-name="ce66" table:number-columns-repeated="6"/>
          <table:table-cell table:style-name="ce66" office:value-type="float" office:value="17" calcext:value-type="float">
            <text:p>17</text:p>
          </table:table-cell>
          <table:table-cell table:style-name="ce66" table:number-columns-repeated="4"/>
          <table:table-cell table:style-name="ce66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3</text:p>
          </table:table-cell>
          <table:covered-table-cell table:number-columns-repeated="5" table:style-name="ce118"/>
          <table:covered-table-cell table:style-name="ce125"/>
          <table:table-cell table:style-name="ce142" office:value-type="string" calcext:value-type="string" table:number-columns-spanned="7" table:number-rows-spanned="1">
            <text:p>Week 4</text:p>
          </table:table-cell>
          <table:covered-table-cell table:number-columns-repeated="5" table:style-name="ce118"/>
          <table:covered-table-cell table:style-name="ce125"/>
          <table:table-cell table:style-name="ce146" office:value-type="string" calcext:value-type="string" table:number-columns-spanned="7" table:number-rows-spanned="1">
            <text:p>Week 5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6" table:number-rows-spanned="1">
            <text:p>Week 6</text:p>
          </table:table-cell>
          <table:covered-table-cell table:number-columns-repeated="5" table:style-name="ce161"/>
          <table:table-cell table:number-columns-repeated="16339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 table:style-name="ce97" office:value-type="string" calcext:value-type="string">
            <text:p>Section 11: Data Conversions: Overflow &amp; Underflow</text:p>
          </table:table-cell>
          <table:table-cell table:style-name="ce97" office:value-type="string" calcext:value-type="string">
            <text:p>0 h 36 mins</text:p>
          </table:table-cell>
          <table:table-cell table:style-name="ce152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97" office:value-type="string" calcext:value-type="string">
            <text:p>Section 12: Bitwise Operators</text:p>
          </table:table-cell>
          <table:table-cell table:style-name="ce97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97" office:value-type="string" calcext:value-type="string">
            <text:p>Section 13: Variable Lifetime and Scope</text:p>
          </table:table-cell>
          <table:table-cell table:style-name="ce97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26"/>
          <table:table-cell table:style-name="ce99" table:number-columns-repeated="6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97" office:value-type="string" calcext:value-type="string">
            <text:p>Section 14: Control Flow</text:p>
          </table:table-cell>
          <table:table-cell table:style-name="ce97" office:value-type="string" calcext:value-type="string">
            <text:p>2 h 1 min</text:p>
          </table:table-cell>
          <table:table-cell table:style-name="ce116"/>
          <table:table-cell table:style-name="ce99"/>
          <table:table-cell table:style-name="ce160" table:number-columns-repeated="2"/>
          <table:table-cell table:style-name="ce99" table:number-columns-repeated="2"/>
          <table:table-cell table:style-name="ce126"/>
          <table:table-cell table:style-name="ce99" table:number-columns-repeated="6"/>
          <table:table-cell table:style-name="ce170"/>
          <table:table-cell table:style-name="ce15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97" office:value-type="string" calcext:value-type="string">
            <text:p>Section 15: Loops</text:p>
          </table:table-cell>
          <table:table-cell table:style-name="ce97" office:value-type="string" calcext:value-type="string">
            <text:p>2 h 57 mins</text:p>
          </table:table-cell>
          <table:table-cell table:style-name="ce116"/>
          <table:table-cell table:style-name="ce99" table:number-columns-repeated="3"/>
          <table:table-cell table:style-name="ce160" table:number-columns-repeated="3"/>
          <table:table-cell table:style-name="ce116"/>
          <table:table-cell table:style-name="ce99" table:number-columns-repeated="5"/>
          <table:table-cell table:style-name="ce170"/>
          <table:table-cell table:style-name="ce163" table:number-columns-repeated="2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97" office:value-type="string" calcext:value-type="string">
            <text:p>Section 16: Arrays</text:p>
          </table:table-cell>
          <table:table-cell table:style-name="ce97" office:value-type="string" calcext:value-type="string">
            <text:p>2 h 4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60" table:number-columns-repeated="3"/>
          <table:table-cell table:style-name="ce99" table:number-columns-repeated="3"/>
          <table:table-cell table:style-name="ce126"/>
          <table:table-cell table:style-name="ce163" table:number-columns-repeated="6"/>
          <table:table-cell table:style-name="ce170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97" office:value-type="string" calcext:value-type="string">
            <text:p>Section 17: Pointers</text:p>
          </table:table-cell>
          <table:table-cell table:style-name="ce97" office:value-type="string" calcext:value-type="string">
            <text:p>4 h 12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135" table:number-columns-repeated="4"/>
          <table:table-cell table:style-name="ce116"/>
          <table:table-cell table:style-name="ce99"/>
          <table:table-cell table:style-name="ce163" table:number-columns-repeated="5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97" office:value-type="string" calcext:value-type="string">
            <text:p>Section 18: References</text:p>
          </table:table-cell>
          <table:table-cell table:style-name="ce97" office:value-type="string" calcext:value-type="string">
            <text:p>0 h 41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43"/>
          <table:table-cell table:style-name="ce99" table:number-columns-repeated="5"/>
          <table:table-cell table:style-name="ce126"/>
          <table:table-cell table:style-name="ce99" table:number-columns-repeated="6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97" office:value-type="string" calcext:value-type="string">
            <text:p>Section 19: Character manipulation and strings</text:p>
          </table:table-cell>
          <table:table-cell table:style-name="ce97" office:value-type="string" calcext:value-type="string">
            <text:p>5 h 23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46" table:number-columns-spanned="3" table:number-rows-spanned="1"/>
          <table:covered-table-cell table:number-columns-repeated="2" table:style-name="ce135"/>
          <table:table-cell table:style-name="ce135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97" office:value-type="string" calcext:value-type="string">
            <text:p>Section 20: Functions</text:p>
          </table:table-cell>
          <table:table-cell table:style-name="ce97" office:value-type="string" calcext:value-type="string">
            <text:p>3 h 50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35" table:number-columns-repeated="4"/>
          <table:table-cell table:style-name="ce99" table:number-columns-repeated="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97" office:value-type="string" calcext:value-type="string">
            <text:p>Section 21: Enums and Type Aliases</text:p>
          </table:table-cell>
          <table:table-cell table:style-name="ce97" office:value-type="string" calcext:value-type="string">
            <text:p>0 h 56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135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97" office:value-type="string" calcext:value-type="string">
            <text:p>Section 22: Arguments <text:s/>to main</text:p>
          </table:table-cell>
          <table:table-cell table:style-name="ce97" office:value-type="string" calcext:value-type="string">
            <text:p>0 h 3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135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97" office:value-type="string" calcext:value-type="string">
            <text:p>Section 23: Getting things out of functions</text:p>
          </table:table-cell>
          <table:table-cell table:style-name="ce97" office:value-type="string" calcext:value-type="string">
            <text:p>2 h 56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82" table:number-columns-repeated="2"/>
          <table:table-cell table:style-name="ce14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97" office:value-type="string" calcext:value-type="string">
            <text:p>Section 24: Function Overloading</text:p>
          </table:table-cell>
          <table:table-cell table:style-name="ce97" office:value-type="string" calcext:value-type="string">
            <text:p>1 h 1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48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97" office:value-type="string" calcext:value-type="string">
            <text:p>Section 25: Lambda Functions</text:p>
          </table:table-cell>
          <table:table-cell table:style-name="ce97" office:value-type="string" calcext:value-type="string">
            <text:p>0 h 5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82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97" office:value-type="string" calcext:value-type="string">
            <text:p>Section 26: Functions : The misfits</text:p>
          </table:table-cell>
          <table:table-cell table:style-name="ce97" office:value-type="string" calcext:value-type="string">
            <text:p>0 h 39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82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97" office:value-type="string" calcext:value-type="string">
            <text:p>Section 27: Function call stack and debugging</text:p>
          </table:table-cell>
          <table:table-cell table:style-name="ce97" office:value-type="string" calcext:value-type="string">
            <text:p>1 h 1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/>
          <table:table-cell table:style-name="ce8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97" office:value-type="string" calcext:value-type="string">
            <text:p>Section 28: Function Templates</text:p>
          </table:table-cell>
          <table:table-cell table:style-name="ce97" office:value-type="string" calcext:value-type="string">
            <text:p>4 h 2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2"/>
          <table:table-cell table:style-name="ce77"/>
          <table:table-cell table:style-name="ce76" table:number-columns-repeated="3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97" office:value-type="string" calcext:value-type="string">
            <text:p>Section 29: C++20 Concepts</text:p>
          </table:table-cell>
          <table:table-cell table:style-name="ce97" office:value-type="string" calcext:value-type="string">
            <text:p>1 h 1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5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97" office:value-type="string" calcext:value-type="string">
            <text:p>Section 30: Classes</text:p>
          </table:table-cell>
          <table:table-cell table:style-name="ce97" office:value-type="string" calcext:value-type="string">
            <text:p>2 h 4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76" table:number-columns-repeated="3"/>
          <table:table-cell table:style-name="ce99"/>
          <table:table-cell table:style-name="ce126"/>
          <table:table-cell table:number-columns-repeated="16339"/>
        </table:table-row>
        <table:table-row table:style-name="ro2">
          <table:table-cell table:style-name="ce73" office:value-type="float" office:value="21" calcext:value-type="float">
            <text:p>21</text:p>
          </table:table-cell>
          <table:table-cell table:style-name="ce98" office:value-type="string" calcext:value-type="string">
            <text:p>Section 31: Classes, objects and const</text:p>
          </table:table-cell>
          <table:table-cell table:style-name="ce98" office:value-type="string" calcext:value-type="string">
            <text:p>2 h 0 mins</text:p>
          </table:table-cell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3"/>
          <table:table-cell table:style-name="ce162"/>
          <table:table-cell table:style-name="ce166"/>
          <table:table-cell table:number-columns-repeated="16339"/>
        </table:table-row>
        <table:table-row table:style-name="ro1">
          <table:table-cell table:style-name="ce74"/>
          <table:table-cell table:style-name="ce66" table:number-columns-repeated="43"/>
          <table:table-cell table:number-columns-repeated="16339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160"/>
          <table:table-cell table:style-name="ce99" office:value-type="string" calcext:value-type="string">
            <text:p>Completed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66" table:number-columns-repeated="41"/>
          <table:table-cell table:number-columns-repeated="16339"/>
        </table:table-row>
        <table:table-row table:style-name="ro1" table:number-rows-repeated="2">
          <table:table-cell table:style-name="ce74"/>
          <table:table-cell table:style-name="ce66" table:number-columns-repeated="43"/>
          <table:table-cell table:number-columns-repeated="16339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6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 table:number-rows-repeated="20">
          <table:table-cell table:style-name="ce74"/>
          <table:table-cell table:style-name="ce66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1" table:default-cell-style-name="ce84"/>
        <table:table-column table:style-name="co5" table:number-columns-repeated="16338" table:default-cell-style-name="ce84"/>
        <table:table-column table:style-name="co5" table:number-columns-repeated="2"/>
        <table:table-row table:style-name="ro1">
          <table:table-cell table:style-name="ce66" table:number-columns-repeated="44"/>
          <table:table-cell table:number-columns-repeated="16338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5"/>
          <table:covered-table-cell table:style-name="ce106"/>
          <table:covered-table-cell table:number-columns-repeated="39"/>
          <table:table-cell table:number-columns-repeated="16338"/>
        </table:table-row>
        <table:table-row table:style-name="ro1">
          <table:table-cell table:style-name="ce66"/>
          <table:covered-table-cell table:number-columns-repeated="43"/>
          <table:table-cell table:number-columns-repeated="16338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5"/>
          <table:covered-table-cell table:style-name="ce106"/>
          <table:covered-table-cell table:number-columns-repeated="39"/>
          <table:table-cell table:number-columns-repeated="16338"/>
        </table:table-row>
        <table:table-row table:style-name="ro1">
          <table:table-cell table:style-name="ce66"/>
          <table:covered-table-cell table:number-columns-repeated="43"/>
          <table:table-cell table:number-columns-repeated="16338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5"/>
          <table:covered-table-cell table:style-name="ce107"/>
          <table:covered-table-cell table:number-columns-repeated="39"/>
          <table:table-cell table:number-columns-repeated="16338"/>
        </table:table-row>
        <table:table-row table:style-name="ro2">
          <table:table-cell table:style-name="ce66"/>
          <table:covered-table-cell table:number-columns-repeated="43"/>
          <table:table-cell table:number-columns-repeated="16338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office:value-type="string" calcext:value-type="string" table:number-columns-spanned="15" table:number-rows-spanned="2">
            <text:p>29.07.2025</text:p>
          </table:table-cell>
          <table:covered-table-cell table:style-name="ce90"/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40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 table:number-columns-repeated="11"/>
          <table:table-cell table:number-columns-repeated="16338"/>
        </table:table-row>
        <table:table-row table:style-name="ro1">
          <table:table-cell table:style-name="ce66"/>
          <table:covered-table-cell table:number-columns-repeated="16" table:style-name="ce91"/>
          <table:table-cell table:style-name="ce66"/>
          <table:covered-table-cell table:number-columns-repeated="15" table:style-name="ce91"/>
          <table:table-cell table:style-name="ce66" table:number-columns-repeated="11"/>
          <table:table-cell table:number-columns-repeated="16338"/>
        </table:table-row>
        <table:table-row table:style-name="ro1">
          <table:table-cell table:style-name="ce66" table:number-columns-repeated="44"/>
          <table:table-cell table:number-columns-repeated="16338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73" office:value-type="string" calcext:value-type="string">
            <text:p>W6</text:p>
          </table:table-cell>
          <table:table-cell table:style-name="ce175" office:value-type="string" calcext:value-type="string" table:number-columns-spanned="7" table:number-rows-spanned="1">
            <text:p>Week 7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8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9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10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11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5" table:number-rows-spanned="1">
            <text:p>Week 12</text:p>
          </table:table-cell>
          <table:covered-table-cell table:number-columns-repeated="4" table:style-name="ce161"/>
          <table:table-cell table:number-columns-repeated="16338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97" office:value-type="string" calcext:value-type="string">
            <text:p>Section 32: Diving deep into constructors and initialization</text:p>
          </table:table-cell>
          <table:table-cell table:style-name="ce97" office:value-type="string" calcext:value-type="string">
            <text:p>3 h 44 mins</text:p>
          </table:table-cell>
          <table:table-cell table:style-name="ce174"/>
          <table:table-cell table:style-name="ce156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97" office:value-type="string" calcext:value-type="string">
            <text:p>Section 33: Friends</text:p>
          </table:table-cell>
          <table:table-cell table:style-name="ce97" office:value-type="string" calcext:value-type="string">
            <text:p>0 h 27 mins</text:p>
          </table:table-cell>
          <table:table-cell table:style-name="ce97"/>
          <table:table-cell table:style-name="ce116"/>
          <table:table-cell table:style-name="ce99"/>
          <table:table-cell table:style-name="ce76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97" office:value-type="string" calcext:value-type="string">
            <text:p>Section 34: Static members</text:p>
          </table:table-cell>
          <table:table-cell table:style-name="ce97" office:value-type="string" calcext:value-type="string">
            <text:p>2 h 29 mins</text:p>
          </table:table-cell>
          <table:table-cell table:style-name="ce97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97" office:value-type="string" calcext:value-type="string">
            <text:p>Section 35: Namespaces</text:p>
          </table:table-cell>
          <table:table-cell table:style-name="ce97" office:value-type="string" calcext:value-type="string">
            <text:p>1 h 20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7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97" office:value-type="string" calcext:value-type="string">
            <text:p>Section 36: Programs with multiple files: A closer look</text:p>
          </table:table-cell>
          <table:table-cell table:style-name="ce97" office:value-type="string" calcext:value-type="string">
            <text:p>2 h 19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56"/>
          <table:table-cell table:style-name="ce76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97" office:value-type="string" calcext:value-type="string">
            <text:p>Section 37: Smart Pointers</text:p>
          </table:table-cell>
          <table:table-cell table:style-name="ce97" office:value-type="string" calcext:value-type="string">
            <text:p>3 h 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/>
          <table:table-cell table:style-name="ce76" table:number-columns-repeated="3"/>
          <table:table-cell table:style-name="ce99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97" office:value-type="string" calcext:value-type="string">
            <text:p>Section 38: Operator Overloading</text:p>
          </table:table-cell>
          <table:table-cell table:style-name="ce97" office:value-type="string" calcext:value-type="string">
            <text:p>4 h 4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76"/>
          <table:table-cell table:style-name="ce177"/>
          <table:table-cell table:style-name="ce156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97" office:value-type="string" calcext:value-type="string">
            <text:p>Section 39: Logical Operators and C++20 Three Way Comparison Infrastructure</text:p>
          </table:table-cell>
          <table:table-cell table:style-name="ce97" office:value-type="string" calcext:value-type="string">
            <text:p>4 h 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77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97" office:value-type="string" calcext:value-type="string">
            <text:p>Section 40: Inheritance</text:p>
          </table:table-cell>
          <table:table-cell table:style-name="ce97" office:value-type="string" calcext:value-type="string">
            <text:p>3 h 3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56"/>
          <table:table-cell table:style-name="ce76" table:number-columns-repeated="3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97" office:value-type="string" calcext:value-type="string">
            <text:p>Section 41: Polymorphism</text:p>
          </table:table-cell>
          <table:table-cell table:style-name="ce97" office:value-type="string" calcext:value-type="string">
            <text:p>5 h 5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76" table:number-columns-repeated="3"/>
          <table:table-cell table:style-name="ce156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2" calcext:value-type="float">
            <text:p>32</text:p>
          </table:table-cell>
          <table:table-cell table:style-name="ce97" office:value-type="string" calcext:value-type="string">
            <text:p>Section 42: Exception Handling</text:p>
          </table:table-cell>
          <table:table-cell table:style-name="ce97" office:value-type="string" calcext:value-type="string">
            <text:p>3 h 1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3">
          <table:table-cell table:style-name="ce71" office:value-type="float" office:value="33" calcext:value-type="float">
            <text:p>33</text:p>
          </table:table-cell>
          <table:table-cell table:style-name="ce97" office:value-type="string" calcext:value-type="string">
            <text:p>Section 43: BoxContainer class: Practicing what we know</text:p>
          </table:table-cell>
          <table:table-cell table:style-name="ce97" office:value-type="string" calcext:value-type="string">
            <text:p>1 h 21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77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71" office:value-type="float" office:value="34" calcext:value-type="float">
            <text:p>34</text:p>
          </table:table-cell>
          <table:table-cell table:style-name="ce97" office:value-type="string" calcext:value-type="string">
            <text:p>Section 44: Class Templates</text:p>
          </table:table-cell>
          <table:table-cell table:style-name="ce97" office:value-type="string" calcext:value-type="string">
            <text:p>3 h 27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56"/>
          <table:table-cell table:style-name="ce76" table:number-columns-repeated="2"/>
          <table:table-cell table:style-name="ce99"/>
          <table:table-cell table:style-name="ce126"/>
          <table:table-cell table:number-columns-repeated="16338"/>
        </table:table-row>
        <table:table-row table:style-name="ro2">
          <table:table-cell table:style-name="ce73" office:value-type="float" office:value="35" calcext:value-type="float">
            <text:p>35</text:p>
          </table:table-cell>
          <table:table-cell table:style-name="ce98" office:value-type="string" calcext:value-type="string">
            <text:p>Section 45: Move Semantics</text:p>
          </table:table-cell>
          <table:table-cell table:style-name="ce98" office:value-type="string" calcext:value-type="string">
            <text:p>2 h 5 mins</text:p>
          </table:table-cell>
          <table:table-cell table:style-name="ce9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2"/>
          <table:table-cell table:style-name="ce162"/>
          <table:table-cell table:style-name="ce166"/>
          <table:table-cell table:number-columns-repeated="16338"/>
        </table:table-row>
        <table:table-row table:style-name="ro1">
          <table:table-cell table:style-name="ce74"/>
          <table:table-cell table:style-name="ce66" table:number-columns-repeated="43"/>
          <table:table-cell table:number-columns-repeated="16338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172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 table:number-rows-repeated="25">
          <table:table-cell table:style-name="ce74"/>
          <table:table-cell table:style-name="ce66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3" table:default-cell-style-name="ce84"/>
        <table:table-column table:style-name="co5" table:number-columns-repeated="16337" table:default-cell-style-name="ce84"/>
        <table:table-column table:style-name="co5"/>
        <table:table-row table:style-name="ro1">
          <table:table-cell table:style-name="ce66" table:number-columns-repeated="46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5"/>
          <table:covered-table-cell table:style-name="ce106"/>
          <table:covered-table-cell table:number-columns-repeated="40"/>
          <table:table-cell table:number-columns-repeated="16337"/>
        </table:table-row>
        <table:table-row table:style-name="ro1">
          <table:table-cell table:style-name="ce66"/>
          <table:covered-table-cell table:number-columns-repeated="45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5"/>
          <table:covered-table-cell table:style-name="ce106"/>
          <table:covered-table-cell table:number-columns-repeated="40"/>
          <table:table-cell table:number-columns-repeated="16337"/>
        </table:table-row>
        <table:table-row table:style-name="ro1">
          <table:table-cell table:style-name="ce66"/>
          <table:covered-table-cell table:number-columns-repeated="45"/>
          <table:table-cell table:number-columns-repeated="16337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5"/>
          <table:covered-table-cell table:style-name="ce107"/>
          <table:covered-table-cell table:number-columns-repeated="40"/>
          <table:table-cell table:number-columns-repeated="16337"/>
        </table:table-row>
        <table:table-row table:style-name="ro2">
          <table:table-cell table:style-name="ce66"/>
          <table:covered-table-cell table:number-columns-repeated="45"/>
          <table:table-cell table:number-columns-repeated="16337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table:number-columns-spanned="16" table:number-rows-spanned="2"/>
          <table:covered-table-cell table:number-columns-repeated="2" table:style-name="ce90"/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40" table:number-columns-spanned="12" table:number-rows-spanned="2"/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 table:number-columns-repeated="12"/>
          <table:table-cell table:number-columns-repeated="16337"/>
        </table:table-row>
        <table:table-row table:style-name="ro1">
          <table:table-cell table:style-name="ce66"/>
          <table:covered-table-cell table:number-columns-repeated="17" table:style-name="ce91"/>
          <table:table-cell table:style-name="ce66"/>
          <table:covered-table-cell table:number-columns-repeated="15" table:style-name="ce91"/>
          <table:table-cell table:style-name="ce66" table:number-columns-repeated="12"/>
          <table:table-cell table:number-columns-repeated="16337"/>
        </table:table-row>
        <table:table-row table:style-name="ro1">
          <table:table-cell table:style-name="ce66" table:number-columns-repeated="46"/>
          <table:table-cell table:number-columns-repeated="16337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5" office:value-type="string" calcext:value-type="string" table:number-columns-spanned="2" table:number-rows-spanned="1">
            <text:p>W12</text:p>
          </table:table-cell>
          <table:covered-table-cell table:style-name="ce173"/>
          <table:table-cell table:style-name="ce175" office:value-type="string" calcext:value-type="string" table:number-columns-spanned="7" table:number-rows-spanned="1">
            <text:p>Week 13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14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15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16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17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6" table:number-rows-spanned="1">
            <text:p>Week 18</text:p>
          </table:table-cell>
          <table:covered-table-cell table:number-columns-repeated="5" table:style-name="ce161"/>
          <table:table-cell table:number-columns-repeated="16337"/>
        </table:table-row>
        <table:table-row table:style-name="ro2">
          <table:table-cell table:style-name="ce71" office:value-type="float" office:value="36" calcext:value-type="float">
            <text:p>36</text:p>
          </table:table-cell>
          <table:table-cell table:style-name="ce97" office:value-type="string" calcext:value-type="string">
            <text:p>Section 46: Function Like Entities</text:p>
          </table:table-cell>
          <table:table-cell table:style-name="ce97" office:value-type="string" calcext:value-type="string">
            <text:p>3 h 13 mins</text:p>
          </table:table-cell>
          <table:table-cell table:style-name="ce186"/>
          <table:table-cell table:style-name="ce195"/>
          <table:table-cell table:style-name="ce15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71" office:value-type="float" office:value="37" calcext:value-type="float">
            <text:p>37</text:p>
          </table:table-cell>
          <table:table-cell table:style-name="ce97" office:value-type="string" calcext:value-type="string">
            <text:p>Section 47: STL, Containers and Iterators</text:p>
          </table:table-cell>
          <table:table-cell table:style-name="ce97" office:value-type="string" calcext:value-type="string">
            <text:p>1 h 58 mins</text:p>
          </table:table-cell>
          <table:table-cell table:style-name="ce189"/>
          <table:table-cell table:style-name="ce196"/>
          <table:table-cell table:style-name="ce116"/>
          <table:table-cell table:style-name="ce76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3">
          <table:table-cell table:style-name="ce71" office:value-type="float" office:value="38" calcext:value-type="float">
            <text:p>38</text:p>
          </table:table-cell>
          <table:table-cell table:style-name="ce97" office:value-type="string" calcext:value-type="string">
            <text:p>Section 48: Zooming in on STL Containers</text:p>
          </table:table-cell>
          <table:table-cell table:style-name="ce97" office:value-type="string" calcext:value-type="string">
            <text:p>4 h 45 mins</text:p>
          </table:table-cell>
          <table:table-cell table:style-name="ce189"/>
          <table:table-cell table:style-name="ce196"/>
          <table:table-cell table:style-name="ce116"/>
          <table:table-cell table:style-name="ce99" table:number-columns-repeated="2"/>
          <table:table-cell table:style-name="ce76" table:number-columns-repeated="3"/>
          <table:table-cell table:style-name="ce177"/>
          <table:table-cell table:style-name="ce15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71" office:value-type="float" office:value="39" calcext:value-type="float">
            <text:p>39</text:p>
          </table:table-cell>
          <table:table-cell table:style-name="ce97" office:value-type="string" calcext:value-type="string">
            <text:p>Section 49: STL Algorithms</text:p>
          </table:table-cell>
          <table:table-cell table:style-name="ce97" office:value-type="string" calcext:value-type="string">
            <text:p>1 h 25 mins</text:p>
          </table:table-cell>
          <table:table-cell table:style-name="ce189"/>
          <table:table-cell table:style-name="ce19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76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3">
          <table:table-cell table:style-name="ce71" office:value-type="float" office:value="40" calcext:value-type="float">
            <text:p>40</text:p>
          </table:table-cell>
          <table:table-cell table:style-name="ce97" office:value-type="string" calcext:value-type="string">
            <text:p>Section 50: C++20 Ranges and Range Algorithms</text:p>
          </table:table-cell>
          <table:table-cell table:style-name="ce97" office:value-type="string" calcext:value-type="string">
            <text:p>1 h 58 mins</text:p>
          </table:table-cell>
          <table:table-cell table:style-name="ce189"/>
          <table:table-cell table:style-name="ce19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/>
          <table:table-cell table:style-name="ce76" table:number-columns-repeated="2"/>
          <table:table-cell table:style-name="ce99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3">
          <table:table-cell table:style-name="ce71" office:value-type="float" office:value="41" calcext:value-type="float">
            <text:p>41</text:p>
          </table:table-cell>
          <table:table-cell table:style-name="ce97" office:value-type="string" calcext:value-type="string">
            <text:p>Section 51: Building Custom Iterators for Your Containers</text:p>
          </table:table-cell>
          <table:table-cell table:style-name="ce97" office:value-type="string" calcext:value-type="string">
            <text:p>1 h 51 mins</text:p>
          </table:table-cell>
          <table:table-cell table:style-name="ce189"/>
          <table:table-cell table:style-name="ce19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76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71" office:value-type="float" office:value="42" calcext:value-type="float">
            <text:p>42</text:p>
          </table:table-cell>
          <table:table-cell table:style-name="ce97" office:value-type="string" calcext:value-type="string">
            <text:p>Section 52: C++20 Coroutines</text:p>
          </table:table-cell>
          <table:table-cell table:style-name="ce97" office:value-type="string" calcext:value-type="string">
            <text:p>2 h 17 mins</text:p>
          </table:table-cell>
          <table:table-cell table:style-name="ce189"/>
          <table:table-cell table:style-name="ce19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77"/>
          <table:table-cell table:style-name="ce15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181" office:value-type="float" office:value="43" calcext:value-type="float">
            <text:p>43</text:p>
          </table:table-cell>
          <table:table-cell table:style-name="ce182" office:value-type="string" calcext:value-type="string">
            <text:p>Section 53: C++20 Modules</text:p>
          </table:table-cell>
          <table:table-cell table:style-name="ce182" office:value-type="string" calcext:value-type="string">
            <text:p>3 h 38 mins</text:p>
          </table:table-cell>
          <table:table-cell table:style-name="ce190"/>
          <table:table-cell table:style-name="ce197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7" table:number-columns-repeated="4"/>
          <table:table-cell table:style-name="ce20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205" table:number-columns-repeated="5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44" calcext:value-type="float">
            <text:p>44</text:p>
          </table:table-cell>
          <table:table-cell table:style-name="ce182" office:value-type="string" calcext:value-type="string">
            <text:p>Section 2: Essential C and C++ Concepts</text:p>
          </table:table-cell>
          <table:table-cell table:style-name="ce182" office:value-type="string" calcext:value-type="string">
            <text:p>4 h 16 mins</text:p>
          </table:table-cell>
          <table:table-cell table:style-name="ce190"/>
          <table:table-cell table:style-name="ce197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4"/>
          <table:table-cell table:style-name="ce207"/>
          <table:table-cell table:style-name="ce215"/>
          <table:table-cell table:style-name="ce216"/>
          <table:table-cell table:style-name="ce207"/>
          <table:table-cell table:style-name="ce205" table:number-columns-repeated="4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205" table:number-columns-repeated="5"/>
          <table:table-cell table:style-name="ce206"/>
          <table:table-cell table:number-columns-repeated="16337"/>
        </table:table-row>
        <table:table-row table:style-name="ro3">
          <table:table-cell table:style-name="ce181" office:value-type="float" office:value="45" calcext:value-type="float">
            <text:p>45</text:p>
          </table:table-cell>
          <table:table-cell table:style-name="ce183" office:value-type="string" calcext:value-type="string">
            <text:p>Section 3: Required Setup for Programming</text:p>
          </table:table-cell>
          <table:table-cell table:style-name="ce182" office:value-type="string" calcext:value-type="string">
            <text:p>0 h 50 mins</text:p>
          </table:table-cell>
          <table:table-cell table:style-name="ce190"/>
          <table:table-cell table:style-name="ce197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7"/>
          <table:table-cell table:style-name="ce205" table:number-columns-repeated="4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205" table:number-columns-repeated="5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46" calcext:value-type="float">
            <text:p>46</text:p>
          </table:table-cell>
          <table:table-cell table:style-name="ce182" office:value-type="string" calcext:value-type="string">
            <text:p>Section 4: Introduction</text:p>
          </table:table-cell>
          <table:table-cell table:style-name="ce182" office:value-type="string" calcext:value-type="string">
            <text:p>1 h 25 mins</text:p>
          </table:table-cell>
          <table:table-cell table:style-name="ce190"/>
          <table:table-cell table:style-name="ce197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/>
          <table:table-cell table:style-name="ce207"/>
          <table:table-cell table:style-name="ce205" table:number-columns-repeated="3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205" table:number-columns-repeated="5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47" calcext:value-type="float">
            <text:p>47</text:p>
          </table:table-cell>
          <table:table-cell table:style-name="ce182" office:value-type="string" calcext:value-type="string">
            <text:p>Section 5: Recursion</text:p>
          </table:table-cell>
          <table:table-cell table:style-name="ce182" office:value-type="string" calcext:value-type="string">
            <text:p>5 h 5 mins</text:p>
          </table:table-cell>
          <table:table-cell table:style-name="ce190"/>
          <table:table-cell table:style-name="ce197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2"/>
          <table:table-cell table:style-name="ce207" table:number-columns-repeated="3"/>
          <table:table-cell table:style-name="ce215"/>
          <table:table-cell table:style-name="ce216"/>
          <table:table-cell table:style-name="ce205" table:number-columns-repeated="5"/>
          <table:table-cell table:style-name="ce206"/>
          <table:table-cell table:style-name="ce205" table:number-columns-repeated="5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48" calcext:value-type="float">
            <text:p>48</text:p>
          </table:table-cell>
          <table:table-cell table:style-name="ce182" office:value-type="string" calcext:value-type="string">
            <text:p>Section 6: Arrays Representations</text:p>
          </table:table-cell>
          <table:table-cell table:style-name="ce182" office:value-type="string" calcext:value-type="string">
            <text:p>1 h 54 mins</text:p>
          </table:table-cell>
          <table:table-cell table:style-name="ce190"/>
          <table:table-cell table:style-name="ce197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7" table:number-columns-repeated="2"/>
          <table:table-cell table:style-name="ce205" table:number-columns-repeated="3"/>
          <table:table-cell table:style-name="ce206"/>
          <table:table-cell table:style-name="ce205" table:number-columns-repeated="5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49" calcext:value-type="float">
            <text:p>49</text:p>
          </table:table-cell>
          <table:table-cell table:style-name="ce182" office:value-type="string" calcext:value-type="string">
            <text:p>Section 7: Array ADT</text:p>
          </table:table-cell>
          <table:table-cell table:style-name="ce182" office:value-type="string" calcext:value-type="string">
            <text:p>6 h 6 mins</text:p>
          </table:table-cell>
          <table:table-cell table:style-name="ce190"/>
          <table:table-cell table:style-name="ce197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2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205" table:number-columns-repeated="3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50" calcext:value-type="float">
            <text:p>50</text:p>
          </table:table-cell>
          <table:table-cell table:style-name="ce182" office:value-type="string" calcext:value-type="string">
            <text:p>Section 8: Strings</text:p>
          </table:table-cell>
          <table:table-cell table:style-name="ce182" office:value-type="string" calcext:value-type="string">
            <text:p>2 h 32 mins</text:p>
          </table:table-cell>
          <table:table-cell table:style-name="ce190"/>
          <table:table-cell table:style-name="ce197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205" table:number-columns-repeated="2"/>
          <table:table-cell table:style-name="ce207" table:number-columns-repeated="2"/>
          <table:table-cell table:style-name="ce205"/>
          <table:table-cell table:style-name="ce206"/>
          <table:table-cell table:number-columns-repeated="16337"/>
        </table:table-row>
        <table:table-row table:style-name="ro2">
          <table:table-cell table:style-name="ce73" office:value-type="float" office:value="51" calcext:value-type="float">
            <text:p>51</text:p>
          </table:table-cell>
          <table:table-cell table:style-name="ce184" office:value-type="string" calcext:value-type="string">
            <text:p>Section 9: Matrices</text:p>
          </table:table-cell>
          <table:table-cell table:style-name="ce184" office:value-type="string" calcext:value-type="string">
            <text:p>2 h 18 mins</text:p>
          </table:table-cell>
          <table:table-cell table:style-name="ce194"/>
          <table:table-cell table:style-name="ce19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9" table:number-columns-repeated="4"/>
          <table:table-cell table:style-name="ce162"/>
          <table:table-cell table:style-name="ce166"/>
          <table:table-cell table:number-columns-repeated="16337"/>
        </table:table-row>
        <table:table-row table:style-name="ro1">
          <table:table-cell table:style-name="ce74"/>
          <table:table-cell table:style-name="ce66" table:number-columns-repeated="45"/>
          <table:table-cell table:number-columns-repeated="16337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172"/>
          <table:table-cell table:style-name="ce99" office:value-type="string" calcext:value-type="string">
            <text:p>Completed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4"/>
          <table:table-cell table:style-name="ce66"/>
          <table:table-cell/>
          <table:table-cell table:style-name="ce66" table:number-columns-repeated="43"/>
          <table:table-cell table:number-columns-repeated="16337"/>
        </table:table-row>
        <table:table-row table:style-name="ro1" table:number-rows-repeated="24">
          <table:table-cell table:style-name="ce74"/>
          <table:table-cell table:style-name="ce66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6" table:default-cell-style-name="ce84"/>
        <table:table-column table:style-name="co4" table:number-columns-repeated="29" table:default-cell-style-name="ce84"/>
        <table:table-column table:style-name="co7" table:default-cell-style-name="ce84"/>
        <table:table-column table:style-name="co5" table:number-columns-repeated="16337" table:default-cell-style-name="ce84"/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5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32" table:number-rows-spanned="2">
            <text:p>Data structures and Algorithms</text:p>
          </table:table-cell>
          <table:covered-table-cell table:style-name="ce105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5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2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office:value-type="string" calcext:value-type="string" table:number-columns-spanned="15" table:number-rows-spanned="2">
            <text:p>16.08.2025</text:p>
          </table:table-cell>
          <table:covered-table-cell table:style-name="ce90"/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40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/>
          <table:table-cell table:number-columns-repeated="16337"/>
        </table:table-row>
        <table:table-row table:style-name="ro1">
          <table:table-cell table:style-name="ce66"/>
          <table:covered-table-cell table:number-columns-repeated="16" table:style-name="ce91"/>
          <table:table-cell table:style-name="ce66"/>
          <table:covered-table-cell table:number-columns-repeated="15" table:style-name="ce91"/>
          <table:table-cell table:style-name="ce66"/>
          <table:table-cell table:number-columns-repeated="16337"/>
        </table:table-row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5" office:value-type="string" calcext:value-type="string">
            <text:p>W18</text:p>
          </table:table-cell>
          <table:table-cell table:style-name="ce175" office:value-type="string" calcext:value-type="string" table:number-columns-spanned="7" table:number-rows-spanned="1">
            <text:p>Week 19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20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21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7" table:number-rows-spanned="1">
            <text:p>Week 22</text:p>
          </table:table-cell>
          <table:covered-table-cell table:number-columns-repeated="5" table:style-name="ce118"/>
          <table:covered-table-cell table:style-name="ce125"/>
          <table:table-cell table:style-name="ce155" office:value-type="string" calcext:value-type="string" table:number-columns-spanned="2" table:number-rows-spanned="1">
            <text:p>Week 23</text:p>
          </table:table-cell>
          <table:covered-table-cell table:style-name="ce125"/>
          <table:table-cell table:number-columns-repeated="16337"/>
        </table:table-row>
        <table:table-row table:style-name="ro3">
          <table:table-cell table:style-name="ce181" office:value-type="float" office:value="52" calcext:value-type="float">
            <text:p>52</text:p>
          </table:table-cell>
          <table:table-cell table:style-name="ce183" office:value-type="string" calcext:value-type="string">
            <text:p>Section 10: Sparse Matrix and Polynomial Representation</text:p>
          </table:table-cell>
          <table:table-cell table:style-name="ce182" office:value-type="string" calcext:value-type="string">
            <text:p>2 h 13 mins</text:p>
          </table:table-cell>
          <table:table-cell table:style-name="ce217"/>
          <table:table-cell table:style-name="ce216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53" calcext:value-type="float">
            <text:p>53</text:p>
          </table:table-cell>
          <table:table-cell table:style-name="ce182" office:value-type="string" calcext:value-type="string">
            <text:p>Section 11: Linked List</text:p>
          </table:table-cell>
          <table:table-cell table:style-name="ce182" office:value-type="string" calcext:value-type="string">
            <text:p>6 h 53 mins</text:p>
          </table:table-cell>
          <table:table-cell table:style-name="ce190"/>
          <table:table-cell table:style-name="ce199"/>
          <table:table-cell table:style-name="ce207" table:number-columns-repeated="5"/>
          <table:table-cell table:style-name="ce215"/>
          <table:table-cell table:style-name="ce216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3">
          <table:table-cell table:style-name="ce181" office:value-type="float" office:value="54" calcext:value-type="float">
            <text:p>54</text:p>
          </table:table-cell>
          <table:table-cell table:style-name="ce183" office:value-type="string" calcext:value-type="string">
            <text:p>Section 12: Sparse Matrix and Polynomial using Linked List</text:p>
          </table:table-cell>
          <table:table-cell table:style-name="ce182" office:value-type="string" calcext:value-type="string">
            <text:p>25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7"/>
          <table:table-cell table:style-name="ce205" table:number-columns-repeated="4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55" calcext:value-type="float">
            <text:p>55</text:p>
          </table:table-cell>
          <table:table-cell table:style-name="ce182" office:value-type="string" calcext:value-type="string">
            <text:p>Section 13: Stack</text:p>
          </table:table-cell>
          <table:table-cell table:style-name="ce182" office:value-type="string" calcext:value-type="string">
            <text:p>3 h 16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/>
          <table:table-cell table:style-name="ce207" table:number-columns-repeated="3"/>
          <table:table-cell table:style-name="ce20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56" calcext:value-type="float">
            <text:p>56</text:p>
          </table:table-cell>
          <table:table-cell table:style-name="ce182" office:value-type="string" calcext:value-type="string">
            <text:p>Section 14: Queues</text:p>
          </table:table-cell>
          <table:table-cell table:style-name="ce182" office:value-type="string" calcext:value-type="string">
            <text:p>1 h 32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4"/>
          <table:table-cell table:style-name="ce207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57" calcext:value-type="float">
            <text:p>57</text:p>
          </table:table-cell>
          <table:table-cell table:style-name="ce182" office:value-type="string" calcext:value-type="string">
            <text:p>Section 15: Trees</text:p>
          </table:table-cell>
          <table:table-cell table:style-name="ce182" office:value-type="string" calcext:value-type="string">
            <text:p>4 h 4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15"/>
          <table:table-cell table:style-name="ce216"/>
          <table:table-cell table:style-name="ce207" table:number-columns-repeated="2"/>
          <table:table-cell table:style-name="ce205" table:number-columns-repeated="3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58" calcext:value-type="float">
            <text:p>58</text:p>
          </table:table-cell>
          <table:table-cell table:style-name="ce182" office:value-type="string" calcext:value-type="string">
            <text:p>Section 16: Binary Search Trees</text:p>
          </table:table-cell>
          <table:table-cell table:style-name="ce182" office:value-type="string" calcext:value-type="string">
            <text:p>1 h 35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2"/>
          <table:table-cell table:style-name="ce207"/>
          <table:table-cell table:style-name="ce205" table:number-columns-repeated="2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59" calcext:value-type="float">
            <text:p>59</text:p>
          </table:table-cell>
          <table:table-cell table:style-name="ce182" office:value-type="string" calcext:value-type="string">
            <text:p>Section 17: AVL Trees</text:p>
          </table:table-cell>
          <table:table-cell table:style-name="ce182" office:value-type="string" calcext:value-type="string">
            <text:p>1 h 32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3"/>
          <table:table-cell table:style-name="ce207"/>
          <table:table-cell table:style-name="ce20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60" calcext:value-type="float">
            <text:p>60</text:p>
          </table:table-cell>
          <table:table-cell table:style-name="ce182" office:value-type="string" calcext:value-type="string">
            <text:p>Section 18: Search Trees</text:p>
          </table:table-cell>
          <table:table-cell table:style-name="ce182" office:value-type="string" calcext:value-type="string">
            <text:p>2 h 9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4"/>
          <table:table-cell table:style-name="ce207"/>
          <table:table-cell table:style-name="ce215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61" calcext:value-type="float">
            <text:p>61</text:p>
          </table:table-cell>
          <table:table-cell table:style-name="ce182" office:value-type="string" calcext:value-type="string">
            <text:p>Section 19: Heap</text:p>
          </table:table-cell>
          <table:table-cell table:style-name="ce182" office:value-type="string" calcext:value-type="string">
            <text:p>1 h 11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216"/>
          <table:table-cell table:style-name="ce205" table:number-columns-repeated="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62" calcext:value-type="float">
            <text:p>62</text:p>
          </table:table-cell>
          <table:table-cell table:style-name="ce182" office:value-type="string" calcext:value-type="string">
            <text:p>Section 20: Sorting Techniques</text:p>
          </table:table-cell>
          <table:table-cell table:style-name="ce182" office:value-type="string" calcext:value-type="string">
            <text:p>4 h 13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7" table:number-columns-repeated="4"/>
          <table:table-cell table:style-name="ce205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63" calcext:value-type="float">
            <text:p>63</text:p>
          </table:table-cell>
          <table:table-cell table:style-name="ce182" office:value-type="string" calcext:value-type="string">
            <text:p>Section 21: Hashing Technique</text:p>
          </table:table-cell>
          <table:table-cell table:style-name="ce182" office:value-type="string" calcext:value-type="string">
            <text:p>1 h 29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4"/>
          <table:table-cell table:style-name="ce207"/>
          <table:table-cell table:style-name="ce206"/>
          <table:table-cell table:style-name="ce199"/>
          <table:table-cell table:style-name="ce206"/>
          <table:table-cell table:number-columns-repeated="16337"/>
        </table:table-row>
        <table:table-row table:style-name="ro2">
          <table:table-cell table:style-name="ce181" office:value-type="float" office:value="64" calcext:value-type="float">
            <text:p>64</text:p>
          </table:table-cell>
          <table:table-cell table:style-name="ce182" office:value-type="string" calcext:value-type="string">
            <text:p>Section 22: Graphs</text:p>
          </table:table-cell>
          <table:table-cell table:style-name="ce182" office:value-type="string" calcext:value-type="string">
            <text:p>3 h 8 mins</text:p>
          </table:table-cell>
          <table:table-cell table:style-name="ce190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06"/>
          <table:table-cell table:style-name="ce199"/>
          <table:table-cell table:style-name="ce205" table:number-columns-repeated="5"/>
          <table:table-cell table:style-name="ce215"/>
          <table:table-cell table:style-name="ce216"/>
          <table:table-cell table:style-name="ce215"/>
          <table:table-cell table:number-columns-repeated="16337"/>
        </table:table-row>
        <table:table-row table:style-name="ro2">
          <table:table-cell table:style-name="ce73" office:value-type="float" office:value="65" calcext:value-type="float">
            <text:p>65</text:p>
          </table:table-cell>
          <table:table-cell table:style-name="ce184" office:value-type="string" calcext:value-type="string">
            <text:p>Section 23: Asymptotic Notations</text:p>
          </table:table-cell>
          <table:table-cell table:style-name="ce184" office:value-type="string" calcext:value-type="string">
            <text:p>0 h 11 mins</text:p>
          </table:table-cell>
          <table:table-cell table:style-name="ce194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66"/>
          <table:table-cell table:number-columns-repeated="16337"/>
        </table:table-row>
        <table:table-row table:style-name="ro1">
          <table:table-cell table:style-name="ce74"/>
          <table:table-cell table:style-name="ce66" table:number-columns-repeated="33"/>
          <table:table-cell table:number-columns-repeated="16337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172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82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 table:number-rows-repeated="25">
          <table:table-cell table:style-name="ce74"/>
          <table:table-cell table:style-name="ce66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23:10:38.7024150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12T23:10:56.527453830</dc:date>
    <meta:print-date>2025-04-12T15:58:40.949484410</meta:print-date>
    <meta:editing-cycles>97</meta:editing-cycles>
    <meta:editing-duration>P4DT10H45M47S</meta:editing-duration>
    <meta:printed-by>PDF files</meta:printed-by>
    <meta:document-statistic meta:table-count="4" meta:cell-count="305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